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5a2" officeooo:paragraph-rsid="000d95a2"/>
    </style:style>
    <style:style style:name="P2" style:family="paragraph" style:parent-style-name="Standard">
      <style:paragraph-properties fo:text-align="center" style:justify-single-word="false"/>
      <style:text-properties officeooo:rsid="000d95a2" officeooo:paragraph-rsid="000d95a2"/>
    </style:style>
    <style:style style:name="P3" style:family="paragraph" style:parent-style-name="Standard">
      <style:paragraph-properties fo:text-align="start" style:justify-single-word="false"/>
      <style:text-properties officeooo:rsid="000d95a2" officeooo:paragraph-rsid="000d9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kmer</text:p>
      <text:p text:style-name="P1">Jeremiah</text:p>
      <text:p text:style-name="P1">Itc&amp;136 Fall 2018</text:p>
      <text:p text:style-name="P1"/>
      <text:p text:style-name="P2">Hello World!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24:47.970446746</meta:creation-date>
    <dc:date>2018-10-25T18:26:33.583397260</dc:date>
    <meta:editing-duration>PT1M45S</meta:editing-duration>
    <meta:editing-cycles>1</meta:editing-cycles>
    <meta:document-statistic meta:table-count="0" meta:image-count="0" meta:object-count="0" meta:page-count="1" meta:paragraph-count="4" meta:word-count="7" meta:character-count="44" meta:non-whitespace-character-count="41"/>
    <meta:generator>LibreOffice/5.1.6.2$Linux_X86_64 LibreOffice_project/10m0$Build-2</meta:generator>
  </office:meta>
</office:document-meta>
</file>